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-POIN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al energy</text:p>
          </table:table-cell>
          <table:table-cell table:style-name="ce1" office:value-type="string" calcext:value-type="string">
            <text:p>Δ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*1*1</text:p>
          </table:table-cell>
          <table:table-cell office:value-type="float" office:value="16.14" calcext:value-type="float">
            <text:p>16.14</text:p>
          </table:table-cell>
          <table:table-cell office:value-type="float" office:value="-1986.5108571" calcext:value-type="float">
            <text:p>-1986.5108571</text:p>
          </table:table-cell>
          <table:table-cell/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string" calcext:value-type="string">
            <text:p>2*2**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*3*1</text:p>
          </table:table-cell>
          <table:table-cell office:value-type="float" office:value="12.97" calcext:value-type="float">
            <text:p>12.97</text:p>
          </table:table-cell>
          <table:table-cell office:value-type="float" office:value="-1986.7581672" calcext:value-type="float">
            <text:p>-1986.7581672</text:p>
          </table:table-cell>
          <table:table-cell/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string" calcext:value-type="string">
            <text:p>4*4*1</text:p>
          </table:table-cell>
          <table:table-cell office:value-type="float" office:value="12.94" calcext:value-type="float">
            <text:p>12.94</text:p>
          </table:table-cell>
          <table:table-cell office:value-type="float" office:value="-1986.75829613" calcext:value-type="float">
            <text:p>-1986.75829613</text:p>
          </table:table-cell>
          <table:table-cell table:formula="of:=[.C5]-[.C4]" office:value-type="float" office:value="-0.000128930000073524" calcext:value-type="float">
            <text:p>-0.000128930000073524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string" calcext:value-type="string">
            <text:p>5*5*1</text:p>
          </table:table-cell>
          <table:table-cell office:value-type="float" office:value="12.93" calcext:value-type="float">
            <text:p>12.93</text:p>
          </table:table-cell>
          <table:table-cell office:value-type="float" office:value="-1986.75856523" calcext:value-type="float">
            <text:p>-1986.75856523</text:p>
          </table:table-cell>
          <table:table-cell table:formula="of:=[.C6]-[.C5]" office:value-type="float" office:value="-0.000269099999968603" calcext:value-type="float">
            <text:p>-0.000269099999968603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1">
          <table:table-cell office:value-type="string" calcext:value-type="string">
            <text:p>6*6*1</text:p>
          </table:table-cell>
          <table:table-cell office:value-type="float" office:value="12.94" calcext:value-type="float">
            <text:p>12.94</text:p>
          </table:table-cell>
          <table:table-cell office:value-type="float" office:value="-1986.75854662" calcext:value-type="float">
            <text:p>-1986.75854662</text:p>
          </table:table-cell>
          <table:table-cell table:formula="of:=[.C7]-[.C6]" office:value-type="float" office:value="0.0000186099998700229" calcext:value-type="float">
            <text:p>1.86099998700229E-05</text:p>
          </table:table-cell>
          <table:table-cell office:value-type="float" office:value="56.22" calcext:value-type="float">
            <text:p>56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8:10:43.354211667</meta:creation-date>
    <dc:date>2024-04-01T10:21:13.599541253</dc:date>
    <meta:editing-duration>PT1H50M9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